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97in" table:align="margins" fo:background-color="transparent">
        <style:background-image/>
      </style:table-properties>
    </style:style>
    <style:style style:name="Table1.A" style:family="table-column">
      <style:table-column-properties style:column-width="0.3389in" style:rel-column-width="488*"/>
    </style:style>
    <style:style style:name="Table1.B" style:family="table-column">
      <style:table-column-properties style:column-width="0.8639in" style:rel-column-width="1244*"/>
    </style:style>
    <style:style style:name="Table1.C" style:family="table-column">
      <style:table-column-properties style:column-width="0.9375in" style:rel-column-width="1350*"/>
    </style:style>
    <style:style style:name="Table1.D" style:family="table-column">
      <style:table-column-properties style:column-width="0.7576in" style:rel-column-width="1091*"/>
    </style:style>
    <style:style style:name="Table1.E" style:family="table-column">
      <style:table-column-properties style:column-width="0.7479in" style:rel-column-width="1077*"/>
    </style:style>
    <style:style style:name="Table1.F" style:family="table-column">
      <style:table-column-properties style:column-width="0.625in" style:rel-column-width="900*"/>
    </style:style>
    <style:style style:name="Table1.G" style:family="table-column">
      <style:table-column-properties style:column-width="0.9757in" style:rel-column-width="1405*"/>
    </style:style>
    <style:style style:name="Table1.H" style:family="table-column">
      <style:table-column-properties style:column-width="0.7569in" style:rel-column-width="1090*"/>
    </style:style>
    <style:style style:name="Table1.I" style:family="table-column">
      <style:table-column-properties style:column-width="0.8715in" style:rel-column-width="1255*"/>
    </style:style>
    <style:style style:name="Table1.K" style:family="table-column">
      <style:table-column-properties style:column-width="0.559in" style:rel-column-width="805*"/>
    </style:style>
    <style:style style:name="Table1.M" style:family="table-column">
      <style:table-column-properties style:column-width="0.6819in" style:rel-column-width="982*"/>
    </style:style>
    <style:style style:name="Table1.N" style:family="table-column">
      <style:table-column-properties style:column-width="0.6299in" style:rel-column-width="907*"/>
    </style:style>
    <style:style style:name="Table1.O" style:family="table-column">
      <style:table-column-properties style:column-width="0.7819in" style:rel-column-width="1126*"/>
    </style:style>
    <style:style style:name="Table1.1" style:family="table-row">
      <style:table-row-properties style:min-row-height="0.1042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972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O1" style:family="table-cell">
      <style:table-cell-properties style:vertical-align="middle" fo:background-color="#ff972f" fo:padding="0.0201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2" style:family="table-cell">
      <style:table-cell-properties style:vertical-align="middle" fo:background-color="#ff972f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N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2604in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M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N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L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M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N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O5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style:vertical-align="middle" fo:background-color="#3faf46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O6" style:family="table-cell">
      <style:table-cell-properties style:vertical-align="middle" fo:background-color="#3faf46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2.2917in" fo:margin-left="7.8201in" table:align="left"/>
    </style:style>
    <style:style style:name="Table5.A" style:family="table-column">
      <style:table-column-properties style:column-width="2.291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5c4b02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P10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11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12" style:family="paragraph" style:parent-style-name="Table_20_Contents">
      <style:paragraph-properties fo:line-height="115%" fo:text-align="start" style:justify-single-word="false"/>
      <style:text-properties officeooo:paragraph-rsid="0081e4b2"/>
    </style:style>
    <style:style style:name="P13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end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6ac12f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739880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officeooo:paragraph-rsid="0081e4b2"/>
    </style:style>
    <style:style style:name="P22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081e4b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081e4b2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4b6f57"/>
    </style:style>
    <style:style style:name="P26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10pt" fo:font-weight="bold" officeooo:rsid="008c4d9a" officeooo:paragraph-rsid="008c4d9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3c36a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88e7c5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officeooo:rsid="0088e7c5" officeooo:paragraph-rsid="0088e7c5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4" style:family="text">
      <style:text-properties fo:color="#2a6099" loext:opacity="100%" style:font-name="Liberation Sans" fo:font-size="6pt" fo:font-weight="bold" officeooo:rsid="00d2f3b4" style:font-size-asian="6pt" style:font-weight-asian="bold" style:font-size-complex="6pt" style:font-weight-complex="bold"/>
    </style:style>
    <style:style style:name="T5" style:family="text">
      <style:text-properties style:font-name="Arial" fo:font-size="9pt" fo:font-weight="normal" officeooo:rsid="0031c11d" style:font-size-asian="9pt" style:font-weight-asian="normal" style:font-size-complex="9pt" style:font-weight-complex="normal"/>
    </style:style>
    <style:style style:name="T6" style:family="text">
      <style:text-properties style:font-name="Arial" fo:font-size="6pt" fo:font-weight="normal" officeooo:rsid="0031c11d" style:font-size-asian="5.25pt" style:font-weight-asian="normal" style:font-size-complex="6pt" style:font-weight-complex="normal"/>
    </style:style>
    <style:style style:name="T7" style:family="text">
      <style:text-properties fo:font-size="7pt" officeooo:rsid="0059ff7d" style:font-size-asian="7pt" style:font-size-complex="7pt"/>
    </style:style>
    <style:style style:name="T8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T9" style:family="text">
      <style:text-properties officeooo:rsid="0088e7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.ditujukan_kepada.name"/>
        <text:user-field-decl office:value-type="string" office:string-value="o.name" text:name="py3o.o.name"/>
        <text:user-field-decl office:value-type="string" office:string-value="[[ ['pemberi_kerja'] ]]" text:name="pemberi_kerja"/>
        <text:user-field-decl office:value-type="string" office:string-value="pemberi_kerja" text:name="py3o.pemberi_kerja"/>
        <text:user-field-decl office:value-type="string" office:string-value="pemberi_kerja" text:name="py3o.o.pemberi_kerja"/>
        <text:user-field-decl office:value-type="string" office:string-value="pemberi_kerja" text:name="py3o.records.pemberi_kerja"/>
        <text:user-field-decl office:value-type="string" office:string-value=" o.name" text:name="o.name"/>
        <text:user-field-decl office:value-type="string" office:string-value="l.name" text:name="py3o.l.name"/>
        <text:user-field-decl office:value-type="string" office:string-value="unit" text:name="py3o.l.sub_branch_ids.name"/>
        <text:user-field-decl office:value-type="string" office:string-value="unit" text:name="py3o.l.sub_branch"/>
        <text:user-field-decl office:value-type="string" office:string-value="pemberi_kerja" text:name="py3o.l.pemberi_kerja"/>
        <text:user-field-decl office:value-type="string" office:string-value="pekerjaan" text:name="py3o.l.pekerjaan"/>
        <text:user-field-decl office:value-type="string" office:string-value="tanggal_bank_garansi" text:name="py3o.l.tanggal_bank_garansi"/>
        <text:user-field-decl office:value-type="string" office:string-value="nominal_jaminan" text:name="py3o.l.nominal_jaminan"/>
        <text:user-field-decl office:value-type="string" office:string-value="mulai_garansi" text:name="py3o.l.mulai_garansi"/>
        <text:user-field-decl office:value-type="string" office:string-value="akhir_garansi" text:name="py3o.l.akhir_garansi"/>
        <text:user-field-decl office:value-type="string" office:string-value="jenis_bank_garansi" text:name="py3o.l.jenis_bank_garansi"/>
        <text:user-field-decl office:value-type="string" office:string-value="bank_cabang" text:name="py3o.l.bank_cabang"/>
        <text:user-field-decl office:value-type="string" office:string-value="nama_asuransi" text:name="py3o.l.nama_asuransi"/>
        <text:user-field-decl office:value-type="string" office:string-value="biaya_asuransi" text:name="py3o.l.biaya_asuransi"/>
        <text:user-field-decl office:value-type="string" office:string-value="dana_kembali" text:name="py3o.l.dana_kembali"/>
        <text:user-field-decl office:value-type="string" office:string-value="keterangan" text:name="py3o.l.keterangan"/>
        <text:user-field-decl office:value-type="string" office:string-value="total_nominal_jaminan" text:name="py3o.l.total_nominal_jaminan"/>
        <text:user-field-decl office:value-type="string" office:string-value="total_biaya_asuransi" text:name="py3o.l.total_biaya_asuransi"/>
        <text:user-field-decl office:value-type="string" office:string-value="total_dana_kembali" text:name="py3o.l.total_dana_kembali"/>
        <text:user-field-decl office:value-type="string" office:string-value="total_nominal_jaminan" text:name="py3o.o.total_nominal_jaminan"/>
        <text:user-field-decl office:value-type="string" office:string-value="total_biaya_asuransi" text:name="py3o.o.total_biaya_asuransi"/>
        <text:user-field-decl office:value-type="string" office:string-value="total_dana_kembali" text:name="py3o.o.total_dana_kembali"/>
        <text:user-field-decl office:value-type="string" office:string-value="no" text:name="py3o.l.no"/>
        <text:user-field-decl office:value-type="string" office:string-value="o.tipe_bank_garansi" text:name="py3o.o.tipe_bank_garansi_id.name"/>
        <text:user-field-decl office:value-type="string" office:string-value="o.tipe_bank_garansi" text:name="py3o.o.tipe_bank_garansi_id"/>
        <text:user-field-decl office:value-type="string" office:string-value="l_tipe_bank_garansi" text:name="py3o.l.tipe_bank_garansi_id.name"/>
        <text:user-field-decl office:value-type="string" office:string-value="l_tipe_bank_garansi" text:name="py3o.l.tipe_bank_garansi_id"/>
      </text:user-field-decls>
      <text:p text:style-name="P27"><text:a xlink:type="simple" xlink:href="py3o://for=%22o%20in%20objects%22" text:style-name="Internet_20_link" text:visited-style-name="Visited_20_Internet_20_Link"><text:span text:style-name="T4">for="o in objects"</text:span></text:a></text:p>
      <text:p text:style-name="P26">BANK GARANSI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F"/>
        <table:table-column table:style-name="Table1.K"/>
        <table:table-column table:style-name="Table1.H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rows-spanned="2" office:value-type="string">
            <text:p text:style-name="P3">NO</text:p>
          </table:table-cell>
          <table:table-cell table:style-name="Table1.A1" table:number-rows-spanned="2" office:value-type="string">
            <text:p text:style-name="P3">UNIT</text:p>
          </table:table-cell>
          <table:table-cell table:style-name="Table1.A1" table:number-rows-spanned="2" office:value-type="string">
            <text:p text:style-name="P3">PEMBERI KERJA</text:p>
          </table:table-cell>
          <table:table-cell table:style-name="Table1.A1" table:number-rows-spanned="2" office:value-type="string">
            <text:p text:style-name="P3">PEKERJAAN</text:p>
          </table:table-cell>
          <table:table-cell table:style-name="Table1.A1" table:number-rows-spanned="2" office:value-type="string">
            <text:p text:style-name="P3">NOMOR BANK GARANSI</text:p>
          </table:table-cell>
          <table:table-cell table:style-name="Table1.A1" table:number-rows-spanned="2" office:value-type="string">
            <text:p text:style-name="P3">TA<text:span text:style-name="T9">N</text:span>GGAL TERBIT </text:p>
          </table:table-cell>
          <table:table-cell table:style-name="Table1.A1" table:number-rows-spanned="2" office:value-type="string">
            <text:p text:style-name="P29">TIPE BANK GARANSI</text:p>
          </table:table-cell>
          <table:table-cell table:style-name="Table1.A1" table:number-rows-spanned="2" office:value-type="string">
            <text:p text:style-name="P28">JAMINAN BANK GARANSI</text:p>
          </table:table-cell>
          <table:table-cell table:style-name="Table1.A1" table:number-rows-spanned="2" office:value-type="string">
            <text:p text:style-name="P3">MASA BERLAKU BANK GARANSI</text:p>
          </table:table-cell>
          <table:table-cell table:style-name="Table1.A1" table:number-rows-spanned="2" office:value-type="string">
            <text:p text:style-name="P3">JENIS BANK GARANSI</text:p>
          </table:table-cell>
          <table:table-cell table:style-name="Table1.A1" table:number-rows-spanned="2" office:value-type="string">
            <text:p text:style-name="P3">BANK</text:p>
          </table:table-cell>
          <table:table-cell table:style-name="Table1.A1" table:number-columns-spanned="2" office:value-type="string">
            <text:p text:style-name="P3">ASURANSI</text:p>
          </table:table-cell>
          <table:covered-table-cell/>
          <table:table-cell table:style-name="Table1.A1" table:number-rows-spanned="2" office:value-type="string">
            <text:p text:style-name="P3">DANA KEMBALI</text:p>
          </table:table-cell>
          <table:table-cell table:style-name="Table1.O1" table:number-rows-spanned="2" office:value-type="string">
            <text:p text:style-name="P3">KETERANGAN</text:p>
          </table:table-cell>
        </table:table-row>
        <table:table-row table:style-name="Table1.1">
          <table:covered-table-cell table:style-name="Table1.A2"/>
          <table:covered-table-cell table:style-name="Table1.B2"/>
          <table:covered-table-cell table:style-name="Table1.C2"/>
          <table:covered-table-cell table:style-name="Table1.D2"/>
          <table:covered-table-cell table:style-name="Table1.E2"/>
          <table:covered-table-cell table:style-name="Table1.F2"/>
          <table:covered-table-cell table:style-name="Table1.G2"/>
          <table:covered-table-cell table:style-name="Table1.H2"/>
          <table:covered-table-cell table:style-name="Table1.I2"/>
          <table:covered-table-cell table:style-name="Table1.J2"/>
          <table:covered-table-cell table:style-name="Table1.K2"/>
          <table:table-cell table:style-name="Table1.L2" office:value-type="string">
            <text:p text:style-name="P3">NAMA ASURANSI</text:p>
          </table:table-cell>
          <table:table-cell table:style-name="Table1.L2" office:value-type="string">
            <text:p text:style-name="P3">BIAYA</text:p>
          </table:table-cell>
          <table:covered-table-cell table:style-name="Table1.N2"/>
          <table:covered-table-cell table:style-name="Table1.O2"/>
        </table:table-row>
        <table:table-row>
          <table:table-cell table:style-name="Table1.A3" table:number-columns-spanned="15" office:value-type="string">
            <text:p text:style-name="P10"><text:a xlink:type="simple" xlink:href="py3o://for=%22%22l%20in%20o.get_records_dict()%22" text:style-name="Internet_20_link" text:visited-style-name="Visited_20_Internet_20_Link"><text:span text:style-name="T7">for=""l in o.get_records_dict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3"><text:user-field-get text:name="py3o.l.no">no</text:user-field-get></text:p>
          </table:table-cell>
          <table:table-cell table:style-name="Table1.B4" office:value-type="string">
            <text:p text:style-name="P17"><text:user-field-get text:name="py3o.l.sub_branch">unit</text:user-field-get></text:p>
          </table:table-cell>
          <table:table-cell table:style-name="Table1.C4" office:value-type="string">
            <text:p text:style-name="P17"><text:user-field-get text:name="py3o.l.pemberi_kerja">pemberi_kerja</text:user-field-get></text:p>
          </table:table-cell>
          <table:table-cell table:style-name="Table1.D4" office:value-type="string">
            <text:p text:style-name="P17"><text:user-field-get text:name="py3o.l.pekerjaan">pekerjaan</text:user-field-get></text:p>
          </table:table-cell>
          <table:table-cell table:style-name="Table1.E4" office:value-type="string">
            <text:p text:style-name="P13"><text:user-field-get text:name="py3o.l.name">l.name</text:user-field-get></text:p>
          </table:table-cell>
          <table:table-cell table:style-name="Table1.F4" office:value-type="string">
            <text:p text:style-name="P14"><text:user-field-get text:name="py3o.l.tanggal_bank_garansi">tanggal_bank_garansi</text:user-field-get></text:p>
          </table:table-cell>
          <table:table-cell table:style-name="Table1.G4" office:value-type="string">
            <text:p text:style-name="P14"><text:user-field-get text:name="py3o.l.tipe_bank_garansi_id">l_tipe_bank_garansi</text:user-field-get></text:p>
          </table:table-cell>
          <table:table-cell table:style-name="Table1.H4" office:value-type="string">
            <text:p text:style-name="P16"><text:user-field-get text:name="py3o.l.nominal_jaminan">nominal_jaminan</text:user-field-get></text:p>
          </table:table-cell>
          <table:table-cell table:style-name="Table1.I4" office:value-type="string">
            <text:p text:style-name="P14"><text:user-field-get text:name="py3o.l.mulai_garansi">mulai_garansi</text:user-field-get><text:s/>- <text:user-field-get text:name="py3o.l.akhir_garansi">akhir_garansi</text:user-field-get></text:p>
          </table:table-cell>
          <table:table-cell table:style-name="Table1.J4" office:value-type="string">
            <text:p text:style-name="P14"><text:user-field-get text:name="py3o.l.jenis_bank_garansi">jenis_bank_garansi</text:user-field-get></text:p>
          </table:table-cell>
          <table:table-cell table:style-name="Table1.K4" office:value-type="string">
            <text:p text:style-name="P14"><text:user-field-get text:name="py3o.l.bank_cabang">bank_cabang</text:user-field-get></text:p>
          </table:table-cell>
          <table:table-cell table:style-name="Table1.L4" office:value-type="string">
            <text:p text:style-name="P14"><text:user-field-get text:name="py3o.l.nama_asuransi">nama_asuransi</text:user-field-get></text:p>
          </table:table-cell>
          <table:table-cell table:style-name="Table1.M4" office:value-type="string">
            <text:p text:style-name="P16"><text:user-field-get text:name="py3o.l.biaya_asuransi">biaya_asuransi</text:user-field-get></text:p>
          </table:table-cell>
          <table:table-cell table:style-name="Table1.N4" office:value-type="string">
            <text:p text:style-name="P16"><text:user-field-get text:name="py3o.l.dana_kembali">dana_kembali</text:user-field-get></text:p>
          </table:table-cell>
          <table:table-cell table:style-name="Table1.O4" office:value-type="string">
            <text:p text:style-name="P17"><text:user-field-get text:name="py3o.l.keterangan">keterangan</text:user-field-get></text:p>
          </table:table-cell>
        </table:table-row>
        <table:table-row>
          <table:table-cell table:style-name="Table1.A4" office:value-type="string">
            <text:p text:style-name="P22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1.B4" office:value-type="string">
            <text:p text:style-name="P17"/>
          </table:table-cell>
          <table:table-cell table:style-name="Table1.C5" office:value-type="string">
            <text:p text:style-name="P17"/>
          </table:table-cell>
          <table:table-cell table:style-name="Table1.D4" office:value-type="string">
            <text:p text:style-name="P17"/>
          </table:table-cell>
          <table:table-cell table:style-name="Table1.E4" office:value-type="string">
            <text:p text:style-name="P13"/>
          </table:table-cell>
          <table:table-cell table:style-name="Table1.F5" office:value-type="string">
            <text:p text:style-name="P17"/>
          </table:table-cell>
          <table:table-cell table:style-name="Table1.G5" office:value-type="string">
            <text:p text:style-name="P17"/>
          </table:table-cell>
          <table:table-cell table:style-name="Table1.H5" office:value-type="string">
            <text:p text:style-name="P17"/>
          </table:table-cell>
          <table:table-cell table:style-name="Table1.I5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4" office:value-type="string">
            <text:p text:style-name="P17"/>
          </table:table-cell>
          <table:table-cell table:style-name="Table1.N4" office:value-type="string">
            <text:p text:style-name="P17"/>
          </table:table-cell>
          <table:table-cell table:style-name="Table1.O5" office:value-type="string">
            <text:p text:style-name="P17"/>
          </table:table-cell>
        </table:table-row>
        <table:table-row table:style-name="Table1.6">
          <table:table-cell table:style-name="Table1.A6" office:value-type="string">
            <text:p text:style-name="P13"/>
          </table:table-cell>
          <table:table-cell table:style-name="Table1.A6" office:value-type="string">
            <text:p text:style-name="P19">TOTAL</text:p>
          </table:table-cell>
          <table:table-cell table:style-name="Table1.A6" office:value-type="string">
            <text:p text:style-name="P18"/>
          </table:table-cell>
          <table:table-cell table:style-name="Table1.A6" office:value-type="string">
            <text:p text:style-name="P14"/>
          </table:table-cell>
          <table:table-cell table:style-name="Table1.A6" office:value-type="string">
            <text:p text:style-name="P14"/>
          </table:table-cell>
          <table:table-cell table:style-name="Table1.A6" office:value-type="string">
            <text:p text:style-name="P15"/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20"><text:text-input text:description="py3o://function=&quot;'{:,.0f}'.format(o.total_nominal_jaminan)&quot;">total_nominal_jaminan</text:text-input></text:p>
          </table:table-cell>
          <table:table-cell table:style-name="Table1.A6" office:value-type="string">
            <text:p text:style-name="P16"/>
          </table:table-cell>
          <table:table-cell table:style-name="Table1.A6" office:value-type="string">
            <text:p text:style-name="P16"/>
          </table:table-cell>
          <table:table-cell table:style-name="Table1.A6" office:value-type="string">
            <text:p text:style-name="P16"/>
          </table:table-cell>
          <table:table-cell table:style-name="Table1.A6" office:value-type="string">
            <text:p text:style-name="P16"/>
          </table:table-cell>
          <table:table-cell table:style-name="Table1.A6" office:value-type="string">
            <text:p text:style-name="P20"><text:text-input text:description="py3o://function=&quot;'{:,.0f}'.format(o.total_biaya_asuransi)&quot;">total_biaya_asuransi</text:text-input></text:p>
          </table:table-cell>
          <table:table-cell table:style-name="Table1.A6" office:value-type="string">
            <text:p text:style-name="P20"><text:text-input text:description="py3o://function=&quot;'{:,.0f}'.format(o.total_dana_kembali)&quot;">total_dana_kembali</text:text-input></text:p>
          </table:table-cell>
          <table:table-cell table:style-name="Table1.O6" office:value-type="string">
            <text:p text:style-name="P14"/>
          </table:table-cell>
        </table:table-row>
      </table:table>
      <text:p text:style-name="P11"><text:a xlink:type="simple" xlink:href="py3o:///for" text:style-name="Internet_20_link" text:visited-style-name="Visited_20_Internet_20_Link"><text:span text:style-name="T6">For</text:span></text:a><text:span text:style-name="T5"/></text:p>
      <text:p text:style-name="P11"/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4">(…………………………………………..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Table6" style:family="table">
      <style:table-properties style:width="10.8715in" fo:margin-left="0.0396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75in"/>
    </style:style>
    <style:style style:name="Table6.C" style:family="table-column">
      <style:table-column-properties style:column-width="3.61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9807in" svg:y="0.1264in" svg:width="1.2008in" svg:height="0.752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A1" office:value-type="string">
              <text:p text:style-name="MP2"/>
              <text:p text:style-name="MP2"><draw:frame draw:style-name="Mfr2" draw:name="Image2 Copy 1" text:anchor-type="char" svg:x="1.0374in" svg:y="0.1453in" svg:width="1.7598in" svg:height="0.4409in" draw:z-index="1"><draw:image xlink:href="Pictures/100000010000010F00000044211F9570D1F89AB5.png" xlink:type="simple" xlink:show="embed" xlink:actuate="onLoad" draw:mime-type="image/png"/></draw:frame></text:p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7:24:29.122690786</meta:creation-date>
    <meta:generator>LibreOffice/7.4.7.2$Linux_X86_64 LibreOffice_project/40$Build-2</meta:generator>
    <dc:date>2025-05-05T14:16:45.517662805</dc:date>
    <meta:editing-duration>P1DT17H42M50S</meta:editing-duration>
    <meta:editing-cycles>116</meta:editing-cycles>
    <meta:document-statistic meta:table-count="3" meta:image-count="2" meta:object-count="0" meta:page-count="1" meta:paragraph-count="49" meta:word-count="84" meta:character-count="669" meta:non-whitespace-character-count="638"/>
  </office:meta>
</office:document-meta>
</file>